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28cm" fo:min-width="2.37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76cm" fo:min-width="2.322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2" draw:layer="layout" svg:width="4.064cm" svg:height="1.524cm" svg:x="4.064cm" svg:y="7.36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1.524cm" svg:x="8.865cm" svg:y="9.56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1.524cm" svg:x="8.89cm" svg:y="5.3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1.524cm" svg:x="8.891cm" svg:y="5.33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1.524cm" svg:x="14.732cm" svg:y="5.58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1.524cm" svg:x="14.74cm" svg:y="9.19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2cm" svg:y1="7.62cm" svg:x2="9.398cm" svg:y2="6.604cm">
          <text:p/>
        </draw:line>
        <draw:line draw:style-name="gr3" draw:text-style-name="P2" draw:layer="layout" svg:x1="7.62cm" svg:y1="8.636cm" svg:x2="9.398cm" svg:y2="9.652cm">
          <text:p/>
        </draw:line>
        <draw:line draw:style-name="gr3" draw:text-style-name="P2" draw:layer="layout" svg:x1="12.955cm" svg:y1="6.096cm" svg:x2="14.732cm" svg:y2="6.35cm">
          <text:p/>
        </draw:line>
        <draw:line draw:style-name="gr3" draw:text-style-name="P2" draw:layer="layout" svg:x1="12.929cm" svg:y1="10.414cm" svg:x2="14.74cm" svg:y2="10.16cm">
          <text:p/>
        </draw:line>
        <draw:line draw:style-name="gr3" draw:text-style-name="P2" draw:layer="layout" svg:x1="16.764cm" svg:y1="7.112cm" svg:x2="16.764cm" svg:y2="8.89cm">
          <text:p/>
        </draw:line>
        <draw:line draw:style-name="gr3" draw:text-style-name="P2" draw:layer="layout" svg:x1="12.446cm" svg:y1="6.604cm" svg:x2="15.24cm" svg:y2="9.198cm">
          <text:p/>
        </draw:line>
        <draw:line draw:style-name="gr3" draw:text-style-name="P2" draw:layer="layout" svg:x1="8.128cm" svg:y1="8.128cm" svg:x2="14.732cm" svg:y2="9.652cm">
          <text:p/>
        </draw:line>
        <draw:line draw:style-name="gr3" draw:text-style-name="P2" draw:layer="layout" svg:x1="12.446cm" svg:y1="9.652cm" svg:x2="15.24cm" svg:y2="7.112cm">
          <text:p/>
        </draw:line>
        <draw:line draw:style-name="gr3" draw:text-style-name="P2" draw:layer="layout" svg:x1="8.128cm" svg:y1="8.128cm" svg:x2="14.986cm" svg:y2="6.858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1:15:52.040824492</meta:creation-date>
    <dc:date>2017-05-18T11:20:00.765125706</dc:date>
    <meta:editing-duration>PT4M9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